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2.99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292.56pt"/>
    </style:style>
    <style:style style:name="co4" style:family="table-column">
      <style:table-column-properties fo:break-before="auto" style:column-width="367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0.31pt"/>
    </style:style>
    <style:style style:name="co7" style:family="table-column">
      <style:table-column-properties fo:break-before="auto" style:column-width="121.21pt"/>
    </style:style>
    <style:style style:name="co8" style:family="table-column">
      <style:table-column-properties fo:break-before="auto" style:column-width="430.75pt"/>
    </style:style>
    <style:style style:name="co9" style:family="table-column">
      <style:table-column-properties fo:break-before="auto" style:column-width="328.85pt"/>
    </style:style>
    <style:style style:name="co10" style:family="table-column">
      <style:table-column-properties fo:break-before="auto" style:column-width="159pt"/>
    </style:style>
    <style:style style:name="co11" style:family="table-column">
      <style:table-column-properties fo:break-before="auto" style:column-width="122.71pt"/>
    </style:style>
    <style:style style:name="co12" style:family="table-column">
      <style:table-column-properties fo:break-before="auto" style:column-width="112.71pt"/>
    </style:style>
    <style:style style:name="co13" style:family="table-column">
      <style:table-column-properties fo:break-before="auto" style:column-width="486.31pt"/>
    </style:style>
    <style:style style:name="co14" style:family="table-column">
      <style:table-column-properties fo:break-before="auto" style:column-width="260.16pt"/>
    </style:style>
    <style:style style:name="co15" style:family="table-column">
      <style:table-column-properties fo:break-before="auto" style:column-width="169.06pt"/>
    </style:style>
    <style:style style:name="co16" style:family="table-column">
      <style:table-column-properties fo:break-before="auto" style:column-width="247.01pt"/>
    </style:style>
    <style:style style:name="co17" style:family="table-column">
      <style:table-column-properties fo:break-before="auto" style:column-width="237.74pt"/>
    </style:style>
    <style:style style:name="co18" style:family="table-column">
      <style:table-column-properties fo:break-before="auto" style:column-width="138.16pt"/>
    </style:style>
    <style:style style:name="co19" style:family="table-column">
      <style:table-column-properties fo:break-before="auto" style:column-width="381.34pt"/>
    </style:style>
    <style:style style:name="co20" style:family="table-column">
      <style:table-column-properties fo:break-before="auto" style:column-width="24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7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order="1.5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66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1.76pt solid #000000"/>
    </style:style>
    <style:style style:name="ce10" style:family="table-cell" style:parent-style-name="Default">
      <style:table-cell-properties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66" fo:wrap-option="wrap" fo:border="1.76pt solid #000000"/>
    </style:style>
    <style:style style:name="ce13" style:family="table-cell" style:parent-style-name="Default">
      <style:table-cell-properties fo:border="1.5pt solid #000000"/>
    </style:style>
    <style:style style:name="ce14" style:family="table-cell" style:parent-style-name="Default">
      <style:table-cell-properties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ff66" fo:wrap-option="wrap" fo:border="1.7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3333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6600" fo:wrap-option="wrap" fo:border="1.76pt solid #000000"/>
      <style:text-properties fo:color="#001188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1188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_Prog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KUL</text:p>
          </table:table-cell>
          <table:table-cell office:value-type="string" calcext:value-type="string">
            <text:p>BOLUM</text:p>
          </table:table-cell>
          <table:table-cell table:style-name="Default" office:value-type="string" calcext:value-type="string">
            <text:p>DONEM/BASVURU TARIHI</text:p>
          </table:table-cell>
          <table:table-cell office:value-type="string" calcext:value-type="string">
            <text:p>TOEFL</text:p>
          </table:table-cell>
          <table:table-cell office:value-type="string" calcext:value-type="string">
            <text:p>Ref Letter</text:p>
          </table:table-cell>
          <table:table-cell office:value-type="string" calcext:value-type="string">
            <text:p>Aciklam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table:style-name="ce1" office:value-type="string" calcext:value-type="string">
            <text:p>Elektrik-Computer/PhD</text:p>
          </table:table-cell>
          <table:table-cell office:value-type="string" calcext:value-type="string">
            <text:p>Winter – Temmuz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Mart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Temmuz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Winter – Aralik 1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Mart 15/Nisan 30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Winter – Aralik 31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Summer – Nisan 30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table:style-name="ce3" office:value-type="string" calcext:value-type="string">
            <text:p>Winter – Aralik 31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Summer – Nisan 30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table:style-name="ce3"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table:style-name="ce3"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Agustos 15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Fall – Ocak 31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Hard deadline yok, Mart 1 den once Fall basvurusu iyi olabilir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Aerospace/PhD</text:p>
          </table:table-cell>
          <table:table-cell table:style-name="ce4" office:value-type="string" calcext:value-type="string">
            <text:p>Tum donemler- Ocak 16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RE istiyor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Computer Science/PhD</text:p>
          </table:table-cell>
          <table:table-cell table:style-name="ce3" office:value-type="string" calcext:value-type="string">
            <text:p>Tum donemler- Aralik 18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RE istiyor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Tum donemler- Ocak 7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 – Ocak 15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Agustos 1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ork University(Toronto)</text:p>
          </table:table-cell>
          <table:table-cell office:value-type="string" calcext:value-type="string">
            <text:p>Computer Science/PhD</text:p>
          </table:table-cell>
          <table:table-cell table:style-name="ce4" office:value-type="string" calcext:value-type="string">
            <text:p>Fall – Ocak 13</text:p>
          </table:table-cell>
          <table:table-cell office:value-type="string" calcext:value-type="string">
            <text:p>ODTU den dolayi gerek yok ama sorun cikarsa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York University(Toronto)</text:p>
          </table:table-cell>
          <table:table-cell office:value-type="string" calcext:value-type="string">
            <text:p>Mechanical/PhD</text:p>
          </table:table-cell>
          <table:table-cell table:style-name="ce4" office:value-type="string" calcext:value-type="string">
            <text:p>Fall – Ocak 13</text:p>
          </table:table-cell>
          <table:table-cell office:value-type="string" calcext:value-type="string">
            <text:p>ODTU den dolayi gerek yok ama sorun cikarsa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Aerospace/PhD</text:p>
          </table:table-cell>
          <table:table-cell table:style-name="ce4"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 – Ekim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Haziran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Fall – Subat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Summer – Ekim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Haziran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 – Subat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Nisan 15</text:p>
          </table:table-cell>
          <table:table-cell office:value-type="string" calcext:value-type="string">
            <text:p>Cok net yazilmamis, belki ODTU mezuniyeti kurtarir, 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Winter – Ekim 7</text:p>
          </table:table-cell>
          <table:table-cell table:style-name="ce3"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 – Ekim 7</text:p>
          </table:table-cell>
          <table:table-cell table:style-name="ce3"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yis 5</text:p>
          </table:table-cell>
          <table:table-cell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-Mart31 (Diger donemler icin supervisor talepte bulunabilir)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Temmuz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 – Kasim 1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 – Subat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Haziran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Summer – Ekim 1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keHead University(Toronto Kuzey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- Mayis 15, Subat 1 den once basvurmak oneriliyor</text:p>
          </table:table-cell>
          <table:table-cell office:value-type="string" calcext:value-type="string">
            <text:p>ODTU den dolayi gerek yok ama sorun cikarsa(3 yil ingilizce egitim yaziyor)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Mayis 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Winter – Eylul 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Temmuz 1</text:p>
          </table:table-cell>
          <table:table-cell office:value-type="string" calcext:value-type="string">
            <text:p>ODTU den dolayi yirtabiliriz ama olmazsa 87</text:p>
          </table:table-cell>
          <table:table-cell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Winter – Kasim 1</text:p>
          </table:table-cell>
          <table:table-cell table:style-name="ce3" office:value-type="string" calcext:value-type="string">
            <text:p>ODTU den dolayi yirtabiliriz ama olmazsa 87</text:p>
          </table:table-cell>
          <table:table-cell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Mart 1</text:p>
          </table:table-cell>
          <table:table-cell office:value-type="string" calcext:value-type="string">
            <text:p>ODTU den dolayi yirtabiliriz ama olmazsa 87</text:p>
          </table:table-cell>
          <table:table-cell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Nisan 1</text:p>
          </table:table-cell>
          <table:table-cell office:value-type="string" calcext:value-type="string">
            <text:p>ODTU den dolayi yirtabiliriz ama olmazsa 83</text:p>
          </table:table-cell>
          <table:table-cell office:value-type="string" calcext:value-type="string">
            <text:p>2&amp;3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Agustos 1</text:p>
          </table:table-cell>
          <table:table-cell office:value-type="string" calcext:value-type="string">
            <text:p>ODTU den dolayi yirtabiliriz ama olmazsa 83</text:p>
          </table:table-cell>
          <table:table-cell office:value-type="string" calcext:value-type="string">
            <text:p>2&amp;3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Summer – Aralik 1</text:p>
          </table:table-cell>
          <table:table-cell office:value-type="string" calcext:value-type="string">
            <text:p>ODTU den dolayi yirtabiliriz ama olmazsa 83</text:p>
          </table:table-cell>
          <table:table-cell office:value-type="string" calcext:value-type="string">
            <text:p>2&amp;3</text:p>
          </table:table-cell>
          <table:table-cell office:value-type="string" calcext:value-type="string">
            <text:p>GRE recommend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cgill(Quebec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itish Columbia(Vancouver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 of Alberta (Edmonton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lgary(Calgary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mon Fraser(Burnaby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lhouise(Nova Scotia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cordia(Quebec-Montreal)</text:p>
          </table:table-cell>
          <table:table-cell/>
          <table:table-cell table:style-name="Default"/>
          <table:table-cell table:number-columns-repeated="3"/>
        </table:table-row>
      </table:table>
      <table:table table:name="uOttawa" table:style-name="ta1">
        <table:table-column table:style-name="co7" table:default-cell-style-name="ce9"/>
        <table:table-column table:style-name="co8" table:default-cell-style-name="ce14"/>
        <table:table-column table:style-name="co9" table:default-cell-style-name="ce9"/>
        <table:table-column table:style-name="co10" table:default-cell-style-name="ce9"/>
        <table:table-column table:style-name="co5" table:number-columns-repeated="2" table:default-cell-style-name="Default"/>
        <table:table-column table:style-name="co11" table:default-cell-style-name="Default"/>
        <table:table-row table:style-name="ro2">
          <table:table-cell table:style-name="ce6" office:value-type="string" calcext:value-type="string" table:number-columns-spanned="4" table:number-rows-spanned="1">
            <text:p>Electrical-Computer/PhD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Wail Gueaieb</text:p>
          </table:table-cell>
          <table:table-cell office:value-type="string" calcext:value-type="string" table:number-columns-spanned="1" table:number-rows-spanned="4">
            <text:p>Robotics and Control Mechatronics Intelligent systems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Pierre Payeur</text:p>
          </table:table-cell>
          <table:table-cell table:style-name="ce9" office:value-type="string" calcext:value-type="string" table:number-columns-spanned="1" table:number-rows-spanned="4">
            <text:p>Machine Vision, 3D modelling, Robots Navigation,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Emil M. Petriu</text:p>
          </table:table-cell>
          <table:table-cell table:style-name="ce15" office:value-type="string" calcext:value-type="string" table:number-columns-spanned="1" table:number-rows-spanned="4">
            <text:p> Biology Inspired Robotics ,  Intelligent Sensor Systems,  Fuzzy Control,  Neural Networks,  Fault Tolerant Systems,   Human-Computer Interaction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Gilbert Arbez</text:p>
          </table:table-cell>
          <table:table-cell table:style-name="ce9" office:value-type="string" calcext:value-type="string" table:number-columns-spanned="1" table:number-rows-spanned="4">
            <text:p>Simulation and modelling of continuos systems(particularly for solar systems)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NasirUddin Ahmed</text:p>
          </table:table-cell>
          <table:table-cell office:value-type="string" calcext:value-type="string" table:number-columns-spanned="1" table:number-rows-spanned="4">
            <text:p> Differential Equations and Inclusions, Optimal Control</text:p>
            <text:p>Linear and Nonlinear Filtering, Identification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1" table:number-rows-spanned="4">
            <text:p>Riadh W.Y. Habash</text:p>
          </table:table-cell>
          <table:table-cell table:style-name="ce9"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4" table:number-rows-spanned="1">
            <text:p>Mechanical/PhD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Eric Lanteigne</text:p>
          </table:table-cell>
          <table:table-cell table:style-name="ce9" office:value-type="string" calcext:value-type="string" table:number-columns-spanned="1" table:number-rows-spanned="4">
            <text:p>    Robotics    CADCAM    Smart materials    UAVs    Mobile robots</text:p>
            <text:p/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style-name="ce12"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 table:style-name="ce12"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 table:style-name="ce12"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Dan Necsulescu</text:p>
          </table:table-cell>
          <table:table-cell office:value-type="string" calcext:value-type="string" table:number-columns-spanned="1" table:number-rows-spanned="4">
            <text:p>Mechatronics, Opto-Mechatronic Systems Integration, Dynamics and Control of Mobile Robots, Impedance Control of Dual Arm Robots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Dan Necsulescu</text:p>
          </table:table-cell>
          <table:table-cell office:value-type="string" calcext:value-type="string" table:number-columns-spanned="1" table:number-rows-spanned="4">
            <text:p>Mechatronics, Opto-Mechatronic Systems Integration, Dynamics and Control of Mobile Robots, Impedance Control of Dual Arm Robots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Marc Doumit</text:p>
          </table:table-cell>
          <table:table-cell office:value-type="string" calcext:value-type="string" table:number-columns-spanned="1" table:number-rows-spanned="4">
            <text:p>Smart sensors, Dynamic systems, System controls, System identification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</table:table>
      <table:table table:name="Carleton" table:style-name="ta1">
        <table:table-column table:style-name="co12" table:default-cell-style-name="ce9"/>
        <table:table-column table:style-name="co13" table:default-cell-style-name="ce14"/>
        <table:table-column table:style-name="co14" table:default-cell-style-name="ce9"/>
        <table:table-column table:style-name="co5" table:default-cell-style-name="ce9"/>
        <table:table-row table:style-name="ro2">
          <table:table-cell table:style-name="ce6" office:value-type="string" calcext:value-type="string" table:number-columns-spanned="4" table:number-rows-spanned="1">
            <text:p>Mechanical-Aerospace/PhD</text:p>
          </table:table-cell>
          <table:covered-table-cell table:number-columns-repeated="3" table:style-name="ce1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Mojtaba Ahmadi</text:p>
          </table:table-cell>
          <table:table-cell office:value-type="string" calcext:value-type="string" table:number-columns-spanned="1" table:number-rows-spanned="4">
            <text:p>Robotic analysis, design, and control Machine and biological locomotion Mechatronics, linear and nonlinear control Simulation, virtual reality, distributed and real-time control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4">
            <text:p/>
            <text:p>Jason Etele</text:p>
          </table:table-cell>
          <table:table-cell office:value-type="string" calcext:value-type="string" table:number-columns-spanned="1" table:number-rows-spanned="4">
            <text:p/>
            <text:p>    Rocket Based Combined Cycle (RBCC) Engines,    UAV Analysis/Simulation using CFD</text:p>
            <text:p>    Low Cost Space Launch Systems,    Aerodynamics and Flight Mechanics</text:p>
            <text:p>    Hypersonic/High Speed Flow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6" office:value-type="string" calcext:value-type="string" table:number-columns-spanned="1" table:number-rows-spanned="4">
            <text:p>Jurek Z. Sasiadek</text:p>
          </table:table-cell>
          <table:table-cell office:value-type="string" calcext:value-type="string" table:number-columns-spanned="1" table:number-rows-spanned="4">
            <text:p/>
            <text:p>    Robotics &amp; Automation,    Control Systems,    Guidance, Navigation, and Control</text:p>
            <text:p>    Aerospace Control,    Fuzzy Logic Systems and Neural Networks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4">
            <text:p>Rishad Irani</text:p>
          </table:table-cell>
          <table:table-cell office:value-type="string" calcext:value-type="string" table:number-columns-spanned="1" table:number-rows-spanned="4">
            <text:p>Multi Domain System Modelling, Ocean Technologies (Launch and Recovery Systems) Mechatronics, Control system applications, Marine Motion Compensation Systems, Cable Modelling, Anti-Pendulum Crane System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4">
            <text:p>M. John D. Hayes</text:p>
          </table:table-cell>
          <table:table-cell office:value-type="string" calcext:value-type="string" table:number-columns-spanned="1" table:number-rows-spanned="4">
            <text:p/>
            <text:p>    Geometric Modelling and Computer Simulation,    Space Robotics,    Automated Optical Robot Calibration Systems,    Robot Mechanical Systems,    Theoretical Kinematics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4">
          <table:table-cell table:style-name="ce18" office:value-type="string" calcext:value-type="string" table:number-columns-spanned="1" table:number-rows-spanned="4">
            <text:p>Steve Ulrich</text:p>
          </table:table-cell>
          <table:table-cell office:value-type="string" calcext:value-type="string" table:number-columns-spanned="1" table:number-rows-spanned="4">
            <text:p>– spacecraft guidance, navigation and control (GN&amp;C) algorithms and software,  spacecraft proximity operations,  attitude dynamics and control, computer vision-based navigation systems</text:p>
            <text:p>space automation and robotics, formation flying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Systems and Computer Engineering/PhD</text:p>
          </table:table-cell>
          <table:covered-table-cell table:number-columns-repeated="3" table:style-name="ce1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Victor Aitken</text:p>
          </table:table-cell>
          <table:table-cell office:value-type="string" calcext:value-type="string" table:number-columns-spanned="1" table:number-rows-spanned="4">
            <text:p/>
            <text:p>    Mobile Robotic Systems,    State Estimation and Data Fusion,    Simultaneous Localization and Mapping (SLAM),    Navigation and Exploration,    Vision Systems,    Sliding Mode Control and State Estimation,    Constrained Optimization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4">
            <text:p>Howard Schwartz</text:p>
          </table:table-cell>
          <table:table-cell office:value-type="string" calcext:value-type="string" table:number-columns-spanned="1" table:number-rows-spanned="4">
            <text:p/>
            <text:p>    Adaptive and Learning Systems.,    Multi Robot Learning and Adaptation.    Cooperative Control of Multiple Autonomous Robots.    Control of robot manipulators.    Adaptive Control.    System Identification.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4">
            <text:p/>
            <text:p>Peter X. Liu</text:p>
          </table:table-cell>
          <table:table-cell table:style-name="ce15" office:value-type="string" calcext:value-type="string" table:number-columns-spanned="1" table:number-rows-spanned="4">
            <text:p>Robotics, control and intelligent System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table table:name="University of Ontario" table:style-name="ta1">
        <table:table-column table:style-name="co15" table:default-cell-style-name="ce9"/>
        <table:table-column table:style-name="co16" table:default-cell-style-name="ce14"/>
        <table:table-column table:style-name="co17" table:default-cell-style-name="ce9"/>
        <table:table-column table:style-name="co5" table:default-cell-style-name="ce9"/>
        <table:table-column table:style-name="co5" table:number-columns-repeated="3" table:default-cell-style-name="Default"/>
        <table:table-row table:style-name="ro2">
          <table:table-cell table:style-name="ce6" office:value-type="string" calcext:value-type="string" table:number-columns-spanned="4" table:number-rows-spanned="1">
            <text:p>Electrical-Computer/PhD</text:p>
          </table:table-cell>
          <table:covered-table-cell table:number-columns-repeated="3" table:style-name="Default"/>
          <table:table-cell table:number-columns-repeated="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Ruth Milman </text:p>
          </table:table-cell>
          <table:table-cell office:value-type="string" calcext:value-type="string" table:number-columns-spanned="1" table:number-rows-spanned="4">
            <text:p><text:s text:c="5"/>Systems Control Theory Model Predictive Control Systems Optimization Nonlinear Control Constrained Systems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/>
            <text:p>Mikael Eklund </text:p>
          </table:table-cell>
          <table:table-cell office:value-type="string" calcext:value-type="string" table:number-columns-spanned="1" table:number-rows-spanned="4">
            <text:p><text:s text:c="5"/>Autonomous Systems (Robotic vehicles smart sensors for assisted living) nonlinear system identification and control medical image processing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style-name="ce19" office:value-type="string" calcext:value-type="string" table:number-columns-spanned="1" table:number-rows-spanned="4">
            <text:p>Jing Ren </text:p>
          </table:table-cell>
          <table:table-cell office:value-type="string" calcext:value-type="string" table:number-columns-spanned="1" table:number-rows-spanned="4">
            <text:p><text:s text:c="5"/>Haptics and virtual reality robotics and control image processing soft computing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4" table:number-rows-spanned="1">
            <text:p>Automotive, Mechanical and Manufacturing Engineering Faculty/PhD</text:p>
          </table:table-cell>
          <table:covered-table-cell table:number-columns-repeated="3" table:style-name="Default"/>
          <table:table-cell table:number-columns-repeated="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Ebrahim Esmailzadeh</text:p>
          </table:table-cell>
          <table:table-cell office:value-type="string" calcext:value-type="string" table:number-columns-spanned="1" table:number-rows-spanned="4">
            <text:p><text:s/>Nonlinear Dynamical Systems Vehicle Dynamics Nonlinear Adaptive and Optimal Control Systems Active vibration control Intelligent and electric vehicles.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Scott Nokleby</text:p>
          </table:table-cell>
          <table:table-cell office:value-type="string" calcext:value-type="string" table:number-columns-spanned="1" table:number-rows-spanned="4">
            <text:p><text:s text:c="5"/>Robotics Mechatronics Mechanisms Automation Advanced Kinematics of Robots and Mechanisms Redundant Manipulator Systems Mobile-Manipulator Systems Mechanism and Robot Design Optimal Design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1" table:number-rows-spanned="4">
            <text:p><text:s/>Haoxiang Laug</text:p>
          </table:table-cell>
          <table:table-cell office:value-type="string" calcext:value-type="string" table:number-columns-spanned="1" table:number-rows-spanned="4">
            <text:p><text:s text:c="5"/>Mechatronics Autonomous Robotics Visual Servoing and Advanced Controls Machine Learning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21"/>
        </table:table-row>
      </table:table>
      <table:table table:name="Queens" table:style-name="ta1">
        <table:table-column table:style-name="co18" table:default-cell-style-name="ce9"/>
        <table:table-column table:style-name="co19" table:default-cell-style-name="ce14"/>
        <table:table-column table:style-name="co20" table:default-cell-style-name="ce9"/>
        <table:table-column table:style-name="co5" table:default-cell-style-name="ce9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6" office:value-type="string" calcext:value-type="string" table:number-columns-spanned="1" table:number-rows-spanned="4">
            <text:p>Keyvan Hashtrudi-Zaad</text:p>
          </table:table-cell>
          <table:table-cell office:value-type="string" calcext:value-type="string" table:number-columns-spanned="1" table:number-rows-spanned="4">
            <text:p><text:s text:c="3"/>Control systems design and analysis of haptic and telerobotic systems, <text:s text:c="3"/>Modelling of human arm biomechanics, <text:s text:c="3"/>Biosensory systems and signal processing, <text:s text:c="3"/>Hybrid electric and autoinomous vehicles, <text:s text:c="3"/>Control and payload monitoring of heavy-duty hydraulic machines,BioRobotics Research Laboratory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22" office:value-type="string" calcext:value-type="string" table:number-columns-spanned="1" table:number-rows-spanned="4">
            <text:p>Karen Rudie</text:p>
          </table:table-cell>
          <table:table-cell office:value-type="string" calcext:value-type="string" table:number-columns-spanned="1" table:number-rows-spanned="4">
            <text:p>control of discrete-event system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Mechanical/PhD</text:p>
          </table:table-cell>
          <table:covered-table-cell table:number-columns-repeated="3" table:style-name="Default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4">
            <text:p>Leila Notash</text:p>
          </table:table-cell>
          <table:table-cell office:value-type="string" calcext:value-type="string" table:number-columns-spanned="1" table:number-rows-spanned="4">
            <text:p/>
            <text:p>    Robotics</text:p>
            <text:p>    Parallel Manipulators</text:p>
            <text:p>    Failure Recovery and Fault Tolerant Operation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Mathematics&amp;Engineering/PhD</text:p>
          </table:table-cell>
          <table:covered-table-cell table:number-columns-repeated="3" table:style-name="Default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4">
            <text:p>Bahman Gharesifard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4">
            <text:p>Martin Guay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24"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6">
          <table:table-cell table:style-name="ce21" office:value-type="string" calcext:value-type="string">
            <text:p>School of Computing arastir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38:20.212816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dir </meta:initial-creator>
    <meta:creation-date>2016-08-14T12:03:16.521047924</meta:creation-date>
    <dc:date>2016-08-19T17:17:33.820874055</dc:date>
    <dc:creator>kadir </dc:creator>
    <meta:editing-duration>PT6H7M26S</meta:editing-duration>
    <meta:editing-cycles>21</meta:editing-cycles>
    <meta:generator>LibreOffice/4.4.6.3$Linux_X86_64 LibreOffice_project/40m0$Build-3</meta:generator>
    <meta:document-statistic meta:table-count="5" meta:cell-count="423" meta:object-count="0"/>
  </office:meta>
</office:document-meta>
</file>